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cm" style:contextual-spacing="false"/>
      <style:text-properties officeooo:rsid="001ca049" officeooo:paragraph-rsid="001ca049"/>
    </style:style>
    <style:style style:name="P2" style:family="paragraph" style:parent-style-name="Standard">
      <style:paragraph-properties fo:margin-top="0cm" fo:margin-bottom="0.4cm" style:contextual-spacing="false"/>
      <style:text-properties officeooo:rsid="001cc1a3" officeooo:paragraph-rsid="001cc1a3"/>
    </style:style>
    <style:style style:name="P3" style:family="paragraph" style:parent-style-name="Standard">
      <style:paragraph-properties fo:margin-top="0cm" fo:margin-bottom="0.4cm" style:contextual-spacing="false"/>
      <style:text-properties officeooo:rsid="001d55ce" officeooo:paragraph-rsid="001d55ce"/>
    </style:style>
    <style:style style:name="P4" style:family="paragraph" style:parent-style-name="Standard">
      <style:paragraph-properties fo:margin-top="0cm" fo:margin-bottom="0.4cm" style:contextual-spacing="false"/>
      <style:text-properties style:text-underline-style="none" officeooo:rsid="001d55ce" officeooo:paragraph-rsid="001d55ce"/>
    </style:style>
    <style:style style:name="P5" style:family="paragraph" style:parent-style-name="Standard">
      <style:paragraph-properties fo:margin-top="0cm" fo:margin-bottom="0.4cm" style:contextual-spacing="false"/>
      <style:text-properties style:text-underline-style="none" officeooo:rsid="001e5f48" officeooo:paragraph-rsid="001e5f48"/>
    </style:style>
    <style:style style:name="P6" style:family="paragraph" style:parent-style-name="Standard">
      <style:paragraph-properties fo:margin-top="0cm" fo:margin-bottom="0.4cm" style:contextual-spacing="false"/>
      <style:text-properties style:text-underline-style="none" officeooo:rsid="001ef2d3" officeooo:paragraph-rsid="001ef2d3"/>
    </style:style>
    <style:style style:name="P7" style:family="paragraph" style:parent-style-name="Standard">
      <style:paragraph-properties fo:margin-top="0cm" fo:margin-bottom="0.4cm" style:contextual-spacing="false"/>
      <style:text-properties style:text-underline-style="solid" style:text-underline-width="auto" style:text-underline-color="font-color" officeooo:rsid="001ef2d3" officeooo:paragraph-rsid="001ef2d3"/>
    </style:style>
    <style:style style:name="P8" style:family="paragraph" style:parent-style-name="Standard">
      <style:paragraph-properties fo:margin-top="0cm" fo:margin-bottom="0.4cm" style:contextual-spacing="false"/>
      <style:text-properties fo:font-style="normal" style:text-underline-style="none" officeooo:rsid="001ef2d3" officeooo:paragraph-rsid="001ef2d3" style:font-style-asian="normal" style:font-style-complex="normal"/>
    </style:style>
    <style:style style:name="T1" style:family="text">
      <style:text-properties officeooo:rsid="001e5f48"/>
    </style:style>
    <style:style style:name="T2" style:family="text">
      <style:text-properties fo:font-style="italic" style:font-style-asian="italic" style:font-style-complex="italic"/>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URSIVIDAD</text:p>
      <text:p text:style-name="P1"/>
      <text:p text:style-name="P1">Nos permite generar eficiencia en el proceso de programación. Evitando duplicidad de código.</text:p>
      <text:p text:style-name="P1">Llamarse a sí misma para resolver un problema </text:p>
      <text:p text:style-name="P1">Control de la complejidad de nuestro proyecto.</text:p>
      <text:p text:style-name="P1">Si sabes como resolver un problema pequeño. Puedes usar esa misma lógica repetidamente hasta resolver un problema más grande.</text:p>
      <text:p text:style-name="P1">Definicion formal de valor absoluto: Es el valor positivo que recorre una particula a lo largo de una recta</text:p>
      <text:p text:style-name="P1"><draw:frame draw:style-name="fr1" draw:name="Objeto1" text:anchor-type="as-char" svg:y="-0.556cm" svg:width="3.63cm" svg:height="0.963cm" draw:z-index="0"><draw:object xlink:href="./Object 1" xlink:type="simple" xlink:show="embed" xlink:actuate="onLoad"/><draw:image xlink:href="./ObjectReplacements/Object 1" xlink:type="simple" xlink:show="embed" xlink:actuate="onLoad"/></draw:frame></text:p>
      <text:p text:style-name="P1">Estructura básica:</text:p>
      <text:p text:style-name="P1">Caso base:</text:p>
      <text:p text:style-name="P1">Caso recursivo.</text:p>
      <text:p text:style-name="P1">Durante la ejecución cada llamada se almacena en un una pila de llamadas. Al llegar al caso base las llamadas cambian.</text:p>
      <text:p text:style-name="P1"/>
      <text:p text:style-name="P2">TIPOS DE RECURSIVIDAD</text:p>
      <text:p text:style-name="P2">DIRECTA: UNA FUNCIÓN SE LLAMA DIRECTAMENTE A SÍ MISMA: Genera una nueva instancia de la función en la memoria hasta alcanzar el caso base.</text:p>
      <text:p text:style-name="P2"/>
      <text:p text:style-name="P2">TIPO INDIRECTA: Cuando una función llama a otro y el segundo llama al primero permitiendo que exista un ciclo mutuo.</text:p>
      <text:p text:style-name="P2"/>
      <text:p text:style-name="P3">RECURSIVIDAD MÚLTIPLE: Este tipo aparece una cuando una función realiza más de una llamada recursiva dentro de sí misma, cada llamada genera una nueva rama de ejecución por lo que la estructura de llamadas forma un árbol recursivo.</text:p>
      <text:p text:style-name="P3">Búsqueda, exploración de árboles, generación de combinaciones, problemas de backtracking.</text:p>
      <text:p text:style-name="P3">Aunque el costo computacional es bastante alto (equipamiento robusto es más recomendado).</text:p>
      <text:p text:style-name="P4">RECURSIVIDAD DE COLA: La ultima instrucción ejecutada dentro de una función es precisamente la llamada recursiva. En este caso, después de la llamada, no quedan operaciones pendientes, lo que permite que algunos compiladores optimicen la ejecución reduciendo el uso de memoria. <text:span text:style-name="T1">No exista el desbordamiento de pila (stack overflow). </text:span></text:p>
      <text:p text:style-name="P5">Es bastante agresiva con otros lenguajes de programación.</text:p>
      <text:p text:style-name="P6"><text:soft-page-break/>Ventajas y desventajas de cada una, además de especificar cuando podría usar uno de ellos.</text:p>
      <text:p text:style-name="P6">PRINCIPIOS DE DISEÑO</text:p>
      <text:p text:style-name="P6">1. Definir bien el caso base: Simple claro y directo.</text:p>
      <text:p text:style-name="P6">2. Tipos de llamada al caso base.</text:p>
      <text:p text:style-name="P6">3. Mantener precondiciones y postcondiciones: Precondicion lo que debe cumplirse antes de ejecutar, post: lo que debe cumplirse al finalizar</text:p>
      <text:p text:style-name="P6">4. Evitar variables globales.</text:p>
      <text:p text:style-name="P6">5. Analizar la complejidad temporal y espacial.</text:p>
      <text:p text:style-name="P7">PROGRAMAS RECURSIVOS APLICADOS</text:p>
      <text:p text:style-name="P6">MergeSort: Algoritmo de ordenamiento que sigue <text:span text:style-name="T2">divide y vencerás </text:span></text:p>
      <text:p text:style-name="P8"/>
      <text:p text:style-name="P6">QuickSort: Selecciona un pivote, divide los elementos mayores y menores.</text:p>
      <text:p text:style-name="P6">Backtracking: Explora todos los caminos posibles o combinacni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09:07:34.692059200</meta:creation-date>
    <dc:date>2025-10-24T10:32:29.826019800</dc:date>
    <meta:editing-duration>PT23M45S</meta:editing-duration>
    <meta:editing-cycles>2</meta:editing-cycles>
    <meta:generator>LibreOffice/25.2.6.2$Windows_X86_64 LibreOffice_project/729c5bfe710f5eb71ed3bbde9e06a6065e9c6c5d</meta:generator>
    <meta:document-statistic meta:table-count="0" meta:image-count="0" meta:object-count="1" meta:page-count="2" meta:paragraph-count="30" meta:word-count="373" meta:character-count="2414" meta:non-whitespace-character-count="2068"/>
  </office:meta>
</office:document-meta>
</file>

<file path=Object 1/content.xml><?xml version="1.0" encoding="utf-8"?>
<math xmlns="http://www.w3.org/1998/Math/MathML" display="block">
  <semantics>
    <mrow>
      <mi mathvariant="italic">valor</mi>
      <mrow>
        <mi mathvariant="italic">absoluto</mi>
        <mo stretchy="false">=</mo>
        <mtable>
          <mtr>
            <mtd>
              <mrow>
                <mi>x</mi>
                <mo stretchy="false">≥</mo>
                <mn>0</mn>
              </mrow>
            </mtd>
          </mtr>
          <mtr>
            <mtd>
              <mrow>
                <mi>x</mi>
                <mo stretchy="false">&lt;</mo>
                <mn>0</mn>
              </mrow>
            </mtd>
          </mtr>
        </mtable>
      </mrow>
    </mrow>
    <annotation encoding="StarMath 5.0">valor absoluto = binom{x &gt;= 0}{x&lt; 0} </annotation>
  </semantics>
</math>
</file>